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351cm" style:rel-column-width="5209*"/>
    </style:style>
    <style:style style:name="Table1.B" style:family="table-column">
      <style:table-column-properties style:column-width="3.36cm" style:rel-column-width="12956*"/>
    </style:style>
    <style:style style:name="Table1.C" style:family="table-column">
      <style:table-column-properties style:column-width="7.643cm" style:rel-column-width="29468*"/>
    </style:style>
    <style:style style:name="Table1.D" style:family="table-column">
      <style:table-column-properties style:column-width="4.644cm" style:rel-column-width="17902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e6" fo:padding="0.097cm" fo:border-left="none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5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.B5" style:family="table-cell">
      <style:table-cell-properties fo:background-color="#99ccff" fo:padding="0.097cm" fo:border-left="none" fo:border-right="0.002cm solid #000000" fo:border-top="none" fo:border-bottom="0.002cm solid #000000">
        <style:background-image/>
      </style:table-cell-properties>
    </style:style>
    <style:style style:name="Table1.A7" style:family="table-cell">
      <style:table-cell-properties fo:padding="0.097cm" fo:border-left="0.002cm solid #000000" fo:border-right="none" fo:border-top="none" fo:border-bottom="0.002cm solid #000000"/>
    </style:style>
    <style:style style:name="Table1.B7" style:family="table-cell">
      <style:table-cell-properties fo:padding="0.097cm" fo:border-left="none" fo:border-right="none" fo:border-top="none" fo:border-bottom="0.002cm solid #000000"/>
    </style:style>
    <style:style style:name="Table1.A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9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1.D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 style:parent-style-name="Ruby_20_Value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ample Sales Report</text:h>
      <text:p text:style-name="Text_20_body">Generated with Ruport, using the Documatic formatter. <text:s/><text:span text:style-name="Ruby_20_Value">options.methink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Product</text:p>
          </table:table-cell>
          <table:table-cell table:style-name="Table1.D1" office:value-type="string">
            <text:p text:style-name="P3">Amount</text:p>
          </table:table-cell>
        </table:table-row>
        <table:table-row>
          <table:table-cell table:style-name="Table1.A2" table:number-columns-spanned="4" office:value-type="string">
            <text:p text:style-name="Table_20_Contents"><text:span text:style-name="Ruby_20_Code">data.each do |region_name, region|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h text:style-name="Heading_20_2" text:outline-level="2">Region: <text:span text:style-name="Ruby_20_Value">region_name</text:span></text:h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Table_20_Contents"><text:span text:style-name="Ruby_20_Code">region.subgroups.each do |dept_name, dept|</text:span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5" table:number-columns-spanned="3" office:value-type="string">
            <text:p text:style-name="Table_20_Contents"><text:span text:style-name="T1">Department: </text:span><text:span text:style-name="T2">dept_name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Table_20_Contents"><text:span text:style-name="Ruby_20_Code">dept.each do |item|</text:span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A7" office:value-type="string">
            <text:p text:style-name="Table_20_Contents"><text:span text:style-name="Ruby_20_Value">item.data['Product']</text:span></text:p>
          </table:table-cell>
          <table:table-cell table:style-name="Table1.A2" office:value-type="string">
            <text:p text:style-name="P5">$<text:span text:style-name="Ruby_20_Value">item.data['Amount']</text:span></text:p>
          </table:table-cell>
        </table:table-row>
        <table:table-row>
          <table:table-cell table:style-name="Table1.A2" table:number-columns-spanned="4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4"/>
          </table:table-cell>
          <table:table-cell table:style-name="Table1.B9" table:number-columns-spanned="2" office:value-type="string">
            <text:p text:style-name="Table_20_Contents"><text:span text:style-name="T1">Total for </text:span><text:span text:style-name="T2">dept_name</text:span><text:span text:style-name="T1"> department:</text:span></text:p>
          </table:table-cell>
          <table:covered-table-cell/>
          <table:table-cell table:style-name="Table1.D9" office:value-type="string">
            <text:p text:style-name="P5"><text:span text:style-name="T1">$</text:span><text:span text:style-name="T2">dept.sigma('Amount')</text:span></text:p>
          </table:table-cell>
        </table:table-row>
        <table:table-row>
          <table:table-cell table:style-name="Table1.A2" table:number-columns-spanned="4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Table_20_Contents"><text:span text:style-name="T1">Total for </text:span><text:span text:style-name="T2">region_name</text:span><text:span text:style-name="T1"> region:</text:span></text:p>
          </table:table-cell>
          <table:covered-table-cell/>
          <table:covered-table-cell/>
          <table:table-cell table:style-name="Table1.D9" office:value-type="string">
            <text:p text:style-name="P5"><text:span text:style-name="T1">$</text:span><text:span text:style-name="T2">region.sigma('Amount')</text:span></text:p>
          </table:table-cell>
        </table:table-row>
        <table:table-row>
          <table:table-cell table:style-name="Table1.A2" table:number-columns-spanned="4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4">Grand Total:</text:p>
          </table:table-cell>
          <table:covered-table-cell/>
          <table:covered-table-cell/>
          <table:table-cell table:style-name="Table1.A2" office:value-type="string">
            <text:p text:style-name="P5"><text:span text:style-name="T1">$</text:span><text:span text:style-name="T2">options.grand_total</text:span></text:p>
          </table:table-cell>
        </table:table-row>
      </table:table>
      <text:p text:style-name="Text_20_body"/>
      <text:h text:style-name="Heading_20_2" text:outline-level="2">Further Information</text:h>
      <text:list text:style-name="L2">
        <text:list-item>
          <text:p text:style-name="P6">Ruport: <text:a xlink:type="simple" xlink:href="http://www.rubyreports.org/">www.rubyreports.org</text:a></text:p>
        </text:list-item>
        <text:list-item>
          <text:p text:style-name="P6">Documatic: <text:a xlink:type="simple" xlink:href="http://stonecode.svnrepository.com/documatic/trac.cgi"><text:span text:style-name="Internet_20_link">http://stonecode.svnrepository.com/documatic/trac.cgi</text:span></text:a></text:p>
        </text:list-item>
      </text:list>
      <text:p text:style-name="Standard"><text:span text:style-name="Internet_20_lin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use-window-font-color="true" fo:background-color="#ccff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Sample Sales Report<text:tab/><text:page-number text:select-page="current">1</text:page-number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</meta:initial-creator>
    <meta:creation-date>2007-06-12T22:21:58</meta:creation-date>
    <dc:creator>ubuntu</dc:creator>
    <dc:date>2007-06-15T10:17:03</dc:date>
    <dc:language>en-AU</dc:language>
    <meta:editing-cycles>12</meta:editing-cycles>
    <meta:editing-duration>PT2H31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70" meta:character-count="563"/>
  </office:meta>
</office:document-meta>
</file>